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xt steps:</text:p>
      <text:p text:style-name="Standard"/>
      <text:p text:style-name="Standard">Media query.</text:p>
      <text:p text:style-name="Standard"/>
      <text:p text:style-name="Standard">Bloquear navegación en menu.</text:p>
      <text:p text:style-name="Standard"/>
      <text:p text:style-name="Standard">Desplazar botones del nav cuando menu.</text:p>
      <text:p text:style-name="Standard"/>
      <text:p text:style-name="Standard">Cuando hagas click en link, llevar a sección y cierra menú.</text:p>
      <text:p text:style-name="Standard"/>
      <text:p text:style-name="Standard">Cambio de secciones con cambio de colores en nav.</text:p>
      <text:p text:style-name="Standard"/>
      <text:p text:style-name="Standard">Animación de letras al entrar en sec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9T13:24:11.41</meta:creation-date>
    <dc:date>2022-12-19T13:27:08.15</dc:date>
    <meta:editing-duration>PT2M57S</meta:editing-duration>
    <meta:editing-cycles>2</meta:editing-cycles>
    <meta:generator>OpenOffice/4.1.9$Win32 OpenOffice.org_project/419m1$Build-9805</meta:generator>
    <meta:document-statistic meta:table-count="0" meta:image-count="0" meta:object-count="0" meta:page-count="1" meta:paragraph-count="7" meta:word-count="41" meta:character-count="238"/>
  </office:meta>
</office:document-meta>
</file>